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">
      <style:text-properties officeooo:paragraph-rsid="001c435e"/>
    </style:style>
    <style:style style:name="P2" style:family="paragraph" style:parent-style-name="Preformatted_20_Text">
      <style:text-properties officeooo:rsid="001aae56" officeooo:paragraph-rsid="001aae56"/>
    </style:style>
    <style:style style:name="P3" style:family="paragraph" style:parent-style-name="Preformatted_20_Text">
      <style:text-properties officeooo:paragraph-rsid="001aae56"/>
    </style:style>
    <style:style style:name="P4" style:family="paragraph" style:parent-style-name="Preformatted_20_Text">
      <style:text-properties officeooo:rsid="001c435e" officeooo:paragraph-rsid="001c435e"/>
    </style:style>
    <style:style style:name="P5" style:family="paragraph" style:parent-style-name="Preformatted_20_Text">
      <style:text-properties fo:font-style="normal" officeooo:rsid="001c435e" officeooo:paragraph-rsid="001c435e" style:font-style-asian="normal" style:font-style-complex="normal"/>
    </style:style>
    <style:style style:name="P6" style:family="paragraph" style:parent-style-name="Preformatted_20_Text">
      <style:text-properties officeooo:paragraph-rsid="001c435e"/>
    </style:style>
    <style:style style:name="P7" style:family="paragraph" style:parent-style-name="Text_20_body">
      <style:text-properties officeooo:rsid="001aae56" officeooo:paragraph-rsid="001aae56"/>
    </style:style>
    <style:style style:name="P8" style:family="paragraph" style:parent-style-name="Text_20_body">
      <style:text-properties officeooo:rsid="001b2d95" officeooo:paragraph-rsid="001b2d95"/>
    </style:style>
    <style:style style:name="P9" style:family="paragraph" style:parent-style-name="Heading_20_1">
      <style:text-properties officeooo:rsid="001aae56" officeooo:paragraph-rsid="001aae56"/>
    </style:style>
    <style:style style:name="P10" style:family="paragraph" style:parent-style-name="Heading_20_1">
      <style:text-properties officeooo:rsid="001fe6e1" officeooo:paragraph-rsid="001fe6e1"/>
    </style:style>
    <style:style style:name="P11" style:family="paragraph" style:parent-style-name="Heading_20_2">
      <style:text-properties officeooo:rsid="001c435e" officeooo:paragraph-rsid="001c435e"/>
    </style:style>
    <style:style style:name="P12" style:family="paragraph" style:parent-style-name="Preformatted_20_Text">
      <style:text-properties fo:font-style="normal" officeooo:paragraph-rsid="001c435e" style:font-style-asian="normal" style:font-style-complex="normal"/>
    </style:style>
    <style:style style:name="P13" style:family="paragraph" style:parent-style-name="Preformatted_20_Text">
      <style:text-properties fo:font-style="normal" officeooo:rsid="001c435e" officeooo:paragraph-rsid="001c435e" style:font-style-asian="normal" style:font-style-complex="normal"/>
    </style:style>
    <style:style style:name="P14" style:family="paragraph" style:parent-style-name="Preformatted_20_Text">
      <style:text-properties fo:font-style="italic" style:font-style-asian="italic" style:font-style-complex="italic"/>
    </style:style>
    <style:style style:name="P15" style:family="paragraph" style:parent-style-name="Preformatted_20_Text">
      <style:paragraph-properties fo:text-align="end" style:justify-single-word="false"/>
    </style:style>
    <style:style style:name="P16" style:family="paragraph" style:parent-style-name="Text_20_body" style:list-style-name="L1">
      <style:text-properties officeooo:rsid="001b2d95" officeooo:paragraph-rsid="001b2d95"/>
    </style:style>
    <style:style style:name="P17" style:family="paragraph" style:parent-style-name="Text_20_body">
      <style:text-properties officeooo:paragraph-rsid="001aae56"/>
    </style:style>
    <style:style style:name="P18" style:family="paragraph" style:parent-style-name="Text_20_body">
      <style:text-properties officeooo:paragraph-rsid="001fe6e1"/>
    </style:style>
    <style:style style:name="T1" style:family="text">
      <style:text-properties officeooo:rsid="001aae5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aae56" style:font-style-asian="italic" style:font-style-complex="italic"/>
    </style:style>
    <style:style style:name="T4" style:family="text">
      <style:text-properties fo:font-style="italic" officeooo:rsid="001c435e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aae56" style:font-style-asian="normal" style:font-style-complex="normal"/>
    </style:style>
    <style:style style:name="T7" style:family="text">
      <style:text-properties fo:font-style="normal" officeooo:rsid="001b2d95" style:font-style-asian="normal" style:font-style-complex="normal"/>
    </style:style>
    <style:style style:name="T8" style:family="text">
      <style:text-properties fo:font-style="normal" officeooo:rsid="001c435e" style:font-style-asian="normal" style:font-style-complex="normal"/>
    </style:style>
    <style:style style:name="T9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10" style:family="text">
      <style:text-properties style:font-name="Liberation Mono" fo:font-size="10pt" officeooo:rsid="001c435e" style:font-name-asian="Noto Sans Mono CJK SC" style:font-size-asian="10pt" style:font-name-complex="Liberation Mono" style:font-size-complex="10pt"/>
    </style:style>
    <style:style style:name="T11" style:family="text">
      <style:text-properties style:font-name="Liberation Mono" fo:font-size="10pt" fo:font-style="normal" officeooo:rsid="001c435e" style:font-name-asian="Noto Sans Mono CJK SC" style:font-size-asian="10pt" style:font-style-asian="normal" style:font-name-complex="Liberation Mono" style:font-size-complex="10pt" style:font-style-complex="normal"/>
    </style:style>
    <style:style style:name="T12" style:family="text">
      <style:text-properties officeooo:rsid="001c435e"/>
    </style:style>
    <style:style style:name="T13" style:family="text">
      <style:text-properties officeooo:rsid="001c8467"/>
    </style:style>
    <style:style style:name="T14" style:family="text">
      <style:text-properties officeooo:rsid="001c9a62"/>
    </style:style>
    <style:style style:name="T15" style:family="text">
      <style:text-properties officeooo:rsid="001e215a"/>
    </style:style>
    <style:style style:name="T16" style:family="text">
      <style:text-properties officeooo:rsid="001fe6e1"/>
    </style:style>
    <style:style style:name="T17" style:family="text">
      <style:text-properties fo:font-weight="bold" officeooo:rsid="001fe6e1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A<text:span text:style-name="T13">S</text:span> <text:span text:style-name="T1">Protocol</text:span></text:p>
      <text:p text:style-name="P17"><text:span text:style-name="T1">The SA</text:span><text:span text:style-name="T13">S</text:span><text:span text:style-name="T1"> (Subject - </text:span><text:span text:style-name="T13">A</text:span><text:span text:style-name="T1">ction <text:s/></text:span><text:span text:style-name="T13">Service</text:span><text:span text:style-name="T1">) protocol allows for running command line applications remotely. </text:span><text:span text:style-name="T14">It allows for multiple users to register and they may have multiple sessions with their own I/O. </text:span><text:span text:style-name="T1"><text:s text:c="2"/></text:span><text:span text:style-name="T14">All exchanges</text:span><text:span text:style-name="T1"> </text:span><text:span text:style-name="T14">are</text:span><text:span text:style-name="T1"> secure. </text:span><text:span text:style-name="T14">You must implement the commands to run, as <text:s/>this is just a framework and servlet that allows that. </text:span></text:p>
      <text:h text:style-name="P9" text:outline-level="1">Prerequisites</text:h>
      <text:p text:style-name="P7"><text:span text:style-name="T15">The client registers (out of band, at this point so an administrator can vet them) and </text:span>client sends the server a public key. <text:span text:style-name="T15">The client</text:span> will use the private key to encrypt all exchanges. <text:span text:style-name="T15">In the initial exchange, a symmetric key </text:span><text:span text:style-name="T16">(henceforth called the </text:span><text:span text:style-name="T17">session key) </text:span><text:span text:style-name="T15">is created and exchanged and all subsequent communications occur with that. This is a minor variation on PGP.</text:span></text:p>
      <text:p text:style-name="P7">The basic protocol is POST only and the body of the post is a based64 string which consists of a JSON Object (details on format below) that has been converted to a string then encrypted. The body of the post is never in plain text, though the content type is text.</text:p>
      <text:p text:style-name="P8">Information is sent as headers. The initial logon requires sending Authorization Basic and after that, the session id must be included as <text:span text:style-name="T9">session-id</text:span></text:p>
      <text:h text:style-name="Heading_20_2" text:outline-level="2">Request format</text:h>
      <text:p text:style-name="P7">A request is of the form</text:p>
      <text:p text:style-name="P15">{"sa<text:span text:style-name="T13">s</text:span>": </text:p>
      <text:p text:style-name="Preformatted_20_Text"><text:s text:c="3"/>{"action" : <text:span text:style-name="T2">action,</text:span></text:p>
      <text:p text:style-name="P3"><text:span text:style-name="T2"><text:s text:c="4"/>"</text:span><text:span text:style-name="T6">content</text:span><text:span text:style-name="T3">" :</text:span><text:span text:style-name="T6"> </text:span><text:span text:style-name="T7">base64 </text:span><text:span text:style-name="T6">string</text:span><text:span text:style-name="T5"> </text:span></text:p>
      <text:p text:style-name="Preformatted_20_Text"><text:s/>},</text:p>
      <text:p text:style-name="Preformatted_20_Text"><text:span text:style-name="T2">"</text:span><text:span text:style-name="T5">comment</text:span><text:span text:style-name="T2">": string</text:span></text:p>
      <text:p text:style-name="Preformatted_20_Text">}</text:p>
      <text:p text:style-name="Text_20_body"/>
      <text:p text:style-name="Heading">Actions:</text:p>
      <text:list xml:id="list2334063243" text:style-name="L1">
        <text:list-item>
          <text:p text:style-name="P16">logon - initial logon</text:p>
        </text:list-item>
        <text:list-item>
          <text:p text:style-name="P16">execute - take the content, execute it</text:p>
        </text:list-item>
        <text:list-item>
          <text:p text:style-name="P16">logoff - end the session.</text:p>
        </text:list-item>
      </text:list>
      <text:p text:style-name="P8">The entire request is encrypted with the client’s private key. </text:p>
      <text:h text:style-name="Heading_20_1" text:outline-level="1"><text:soft-page-break/>Initial <text:span text:style-name="T1">logon</text:span></text:h>
      <text:p text:style-name="Heading">Request</text:p>
      <text:p text:style-name="P2"/>
      <text:p text:style-name="P2">{"sa<text:span text:style-name="T13">s</text:span>":{"action":"logon"}}</text:p>
      <text:p text:style-name="Heading">Headers</text:p>
      <text:p text:style-name="P7">Basic authorization header. There is no password.</text:p>
      <text:p text:style-name="Heading">Response</text:p>
      <text:p text:style-name="P6">{</text:p>
      <text:p text:style-name="P6"><text:s/>"status":<text:span text:style-name="T4">int</text:span>, </text:p>
      <text:p text:style-name="P6"><text:s/>"session_id":<text:span text:style-name="T2">uuid</text:span></text:p>
      <text:p text:style-name="P12">}</text:p>
      <text:p text:style-name="P14"/>
      <text:p text:style-name="P8">The returned session_id must be sent with each future request in the header name <text:span text:style-name="T9">session-id</text:span>.</text:p>
      <text:h text:style-name="P11" text:outline-level="2">Execute</text:h>
      <text:p text:style-name="Heading">Request</text:p>
      <text:p text:style-name="P4">{"sa<text:span text:style-name="T13">s</text:span>":</text:p>
      <text:p text:style-name="P4"><text:s text:c="2"/>{"action":"execute",</text:p>
      <text:p text:style-name="P4"><text:s text:c="4"/>"content": <text:span text:style-name="T2">base64string</text:span></text:p>
      <text:p text:style-name="P4"><text:span text:style-name="T2"><text:s text:c="2"/></text:span><text:span text:style-name="T5">}</text:span></text:p>
      <text:p text:style-name="P5">}</text:p>
      <text:p text:style-name="Heading">Header</text:p>
      <text:p text:style-name="Preformatted_20_Text">session-id</text:p>
      <text:p text:style-name="Heading">Response</text:p>
      <text:p text:style-name="P4">{ "status": <text:span text:style-name="T2">int,</text:span></text:p>
      <text:p text:style-name="P4"><text:span text:style-name="T2"><text:s text:c="2"/>"</text:span><text:span text:style-name="T5">content</text:span><text:span text:style-name="T2">": base64string,</text:span></text:p>
      <text:p text:style-name="P4"><text:span text:style-name="T2"><text:s text:c="2"/>"</text:span><text:span text:style-name="T5">prompt</text:span><text:span text:style-name="T2">": base64string</text:span></text:p>
      <text:p text:style-name="P5">}</text:p>
      <text:p text:style-name="P5"/>
      <text:h text:style-name="Heading_20_1" text:outline-level="1">Logoff</text:h>
      <text:p text:style-name="P1">Request</text:p>
      <text:p text:style-name="P4">{"sa<text:span text:style-name="T13">s</text:span>":</text:p>
      <text:p text:style-name="P6"><text:span text:style-name="T12"><text:s text:c="2"/>{"action":"</text:span><text:span text:style-name="T10">logoff</text:span><text:span text:style-name="T12">"</text:span><text:span text:style-name="T8">}</text:span></text:p>
      <text:p text:style-name="P5">}</text:p>
      <text:p text:style-name="P1">Header</text:p>
      <text:p text:style-name="Preformatted_20_Text">sat-session-id</text:p>
      <text:p text:style-name="P1"><text:soft-page-break/>Response</text:p>
      <text:p text:style-name="P4">{ "status": <text:span text:style-name="T2">int,</text:span></text:p>
      <text:p text:style-name="P6"><text:span text:style-name="T4"><text:s text:c="2"/>"</text:span><text:span text:style-name="T11">message</text:span><text:span text:style-name="T4">": base64string</text:span></text:p>
      <text:p text:style-name="P5">}</text:p>
      <text:p text:style-name="P5"/>
      <text:h text:style-name="P10" text:outline-level="1">New Key</text:h>
      <text:p text:style-name="P18"><text:span text:style-name="T16">This is a request from the client for a new session key. Clients should request a new one ever so often if they want to ensure very high levels of security. The old key is invalidated and all encryption occurs with the new seesion ke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7T13:00:05.688676127</meta:creation-date>
    <dc:date>2023-04-16T06:38:33.576293736</dc:date>
    <meta:editing-duration>PT12M48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3" meta:paragraph-count="57" meta:word-count="356" meta:character-count="2167" meta:non-whitespace-character-count="1836"/>
  </office:meta>
</office:document-meta>
</file>